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>Open Source Tools Elias Should Research for GroupBuild</text:h>
      <text:p>This document lists key open-source platforms that could support GroupBuild’s identity, communication, voting, and civic coordination layers. Each entry includes a description, official links, and any known costs.</text:p>
      <text:list>
        <text:list-item>
          <text:p>Matrix + Element: Federated, end-to-end encrypted messaging protocol and client. Excellent for secure and decentralized civic coordination.</text:p>
          <text:p>Links: https://matrix.org / https://element.io</text:p>
          <text:p>Cost: Free (self-hosted); paid hosting from ~$2/user/mo</text:p>
        </text:list-item>
        <text:list-item>
          <text:p>Revolt: Self-hostable Discord-style chat platform. Ideal for onboarding users quickly with a familiar UX.</text:p>
          <text:p>Links: https://revolt.chat / https://github.com/revoltchat</text:p>
          <text:p>Cost: Free (open-source)</text:p>
        </text:list-item>
        <text:list-item>
          <text:p>Rocket.Chat: Slack-like messaging platform with strong user management and API extensibility.</text:p>
          <text:p>Links: https://rocket.chat</text:p>
          <text:p>Cost: Free (self-hosted); paid cloud from $2/user/mo</text:p>
        </text:list-item>
        <text:list-item>
          <text:p>Mastodon (ActivityPub): Federated social media platform supporting ActivityPub protocol.</text:p>
          <text:p>Links: https://joinmastodon.org / https://github.com/mastodon/mastodon</text:p>
          <text:p>Cost: Free (open-source)</text:p>
        </text:list-item>
        <text:list-item>
          <text:p>Loomio: Deliberation and decision-making tool designed for democratic groups.</text:p>
          <text:p>Links: https://www.loomio.org / https://github.com/loomio/loomio</text:p>
          <text:p>Cost: Free (self-hosted); hosted starts at $19/month</text:p>
        </text:list-item>
        <text:list-item>
          <text:p>Decidim: Participatory democracy platform with proposals, budgeting, and voting.</text:p>
          <text:p>Links: https://decidim.org / https://github.com/decidim/decidim</text:p>
          <text:p>Cost: Free (open-source)</text:p>
        </text:list-item>
        <text:list-item>
          <text:p>Nextcloud: Private file storage and sharing with plugin support.</text:p>
          <text:p>Links: https://nextcloud.com</text:p>
          <text:p>Cost: Free (self-hosted); enterprise plans available</text:p>
        </text:list-item>
        <text:list-item>
          <text:p>Jitsi Meet: Secure, open-source video conferencing.</text:p>
          <text:p>Links: https://jitsi.org</text:p>
          <text:p>Cost: Free (self-hosted); hosting varies</text:p>
        </text:list-item>
        <text:list-item>
          <text:p>Keycloak: Identity and access management for single sign-on and role assignment.</text:p>
          <text:p>Links: https://www.keycloak.org</text:p>
          <text:p>Cost: Free (open-source)</text:p>
        </text:list-item>
        <text:list-item>
          <text:p>Framasoft Tools: Suite of collaboration tools (pads, polls, forums).</text:p>
          <text:p>Links: https://framasoft.org/en/</text:p>
          <text:p>Cost: Free (community-supported)</text:p>
        </text:list-item>
        <text:list-item>
          <text:p>OpenMined: Privacy-preserving federated learning infrastructure.</text:p>
          <text:p>Links: https://www.openmined.org</text:p>
          <text:p>Cost: Free (open-source)</text:p>
        </text:list-item>
        <text:list-item>
          <text:p>BigBlueButton: Web conferencing for online collaboration.</text:p>
          <text:p>Links: https://bigbluebutton.org</text:p>
          <text:p>Cost: Free (self-hosted); commercial hosting va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